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68cm" fo:min-width="8.867cm"/>
    </style:style>
    <style:style style:name="gr2" style:family="graphic" style:parent-style-name="standard">
      <style:graphic-properties draw:textarea-horizontal-align="justify" draw:textarea-vertical-align="middle" draw:auto-grow-height="false" fo:min-height="1.813cm" fo:min-width="3.336cm"/>
    </style:style>
    <style:style style:name="gr3" style:family="graphic" style:parent-style-name="standard">
      <style:graphic-properties draw:textarea-horizontal-align="justify" draw:textarea-vertical-align="middle" draw:auto-grow-height="false" fo:min-height="1.681cm" fo:min-width="2.72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e6e64c" draw:textarea-horizontal-align="justify" draw:textarea-vertical-align="middle" draw:auto-grow-height="false" fo:min-height="2.131cm" fo:min-width="6.616cm"/>
    </style:style>
    <style:style style:name="gr6" style:family="graphic" style:parent-style-name="standard">
      <style:graphic-properties draw:fill-color="#e6e64c" draw:textarea-horizontal-align="justify" draw:textarea-vertical-align="middle" draw:auto-grow-height="false" fo:min-height="1.549cm" fo:min-width="2.462cm"/>
    </style:style>
    <style:style style:name="gr7" style:family="graphic" style:parent-style-name="standard">
      <style:graphic-properties draw:fill-color="#e6e64c" draw:textarea-horizontal-align="justify" draw:textarea-vertical-align="middle" draw:auto-grow-height="false" fo:min-height="1.47cm" fo:min-width="3.126cm"/>
    </style:style>
    <style:style style:name="gr8" style:family="graphic" style:parent-style-name="objectwithoutfill">
      <style:graphic-properties svg:stroke-color="#ff0000"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49cm" fo:min-width="1.881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517cm" fo:min-width="2.014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1.602cm" fo:min-width="2.875cm" fo:wrap-option="no-wrap"/>
    </style:style>
    <style:style style:name="gr13" style:family="graphic" style:parent-style-name="standard">
      <style:graphic-properties draw:fill-color="#e6e6ff" draw:textarea-horizontal-align="justify" draw:textarea-vertical-align="middle" draw:auto-grow-height="false" fo:min-height="1.232cm" fo:min-width="2.609cm" fo:wrap-option="no-wrap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6e64c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-color="#e6e6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9.367cm" svg:height="2.618cm" svg:x="1.455cm" svg:y="2.911cm">
          <text:p text:style-name="P1"><text:span text:style-name="T1">Page M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836cm" svg:height="2.063cm" svg:x="2.699cm" svg:y="8.361cm">
          <text:p text:style-name="P1"><text:span text:style-name="T1">P-B 0</text:span></text:p>
          <text:p text:style-name="P1"><text:span text:style-name="T1">M/&lt;name&gt;#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228cm" svg:height="1.931cm" svg:x="16.511cm" svg:y="10.689cm">
          <text:p text:style-name="P1"><text:span text:style-name="T1">P-B 3</text:span></text:p>
          <text:p text:style-name="P1"><text:span text:style-name="T1">M/&lt;name&gt;#2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0.013cm" svg:x1="6.138cm" svg:y1="5.529cm" svg:x2="4.617cm" svg:y2="8.361cm" draw:start-shape="id1" draw:start-glue-point="2" draw:end-shape="id2" draw:end-glue-point="0" svg:d="M6138 5529v1429h-1521v1403" svg:viewBox="0 0 1522 2833">
          <text:p/>
        </draw:connector>
        <draw:connector draw:style-name="gr4" draw:text-style-name="P2" draw:layer="layout" draw:line-skew="-1.151cm" svg:x1="6.138cm" svg:y1="5.529cm" svg:x2="18.125cm" svg:y2="10.689cm" draw:start-shape="id1" draw:start-glue-point="2" draw:end-shape="id3" draw:end-glue-point="0" svg:d="M6138 5529v1429h11987v3731" svg:viewBox="0 0 11988 5161">
          <text:p/>
        </draw:connector>
        <draw:custom-shape draw:style-name="gr5" draw:text-style-name="P3" draw:layer="layout" svg:width="7.116cm" svg:height="2.381cm" svg:x="3.97cm" svg:y="20.346cm">
          <text:p text:style-name="P1"><text:span text:style-name="T1">Page 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2.962cm" svg:height="1.799cm" svg:x="2.118cm" svg:y="15.743cm">
          <text:p text:style-name="P1"><text:span text:style-name="T1">P-B 1</text:span></text:p>
          <text:p text:style-name="P1"><text:span text:style-name="T1">M/&lt;name&gt;#?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3.626cm" svg:height="1.72cm" svg:x="10.503cm" svg:y="14.949cm">
          <text:p text:style-name="P1"><text:span text:style-name="T1">P-B 2</text:span></text:p>
          <text:p text:style-name="P1"><text:span text:style-name="T1">M/&lt;name&gt;#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7.528cm" svg:y1="20.346cm" svg:x2="3.599cm" svg:y2="17.542cm" draw:start-shape="id4" draw:start-glue-point="0" draw:end-shape="id5" draw:end-glue-point="2" svg:d="M7528 20346v-1403h-3929v-1401" svg:viewBox="0 0 3930 2805">
          <text:p/>
        </draw:connector>
        <draw:connector draw:style-name="gr4" draw:text-style-name="P2" draw:layer="layout" draw:line-skew="0.437cm" svg:x1="7.528cm" svg:y1="20.346cm" svg:x2="12.316cm" svg:y2="16.669cm" draw:start-shape="id4" draw:start-glue-point="0" draw:end-shape="id6" draw:end-glue-point="2" svg:d="M7528 20346v-1402h4788v-2275" svg:viewBox="0 0 4789 3678">
          <text:p/>
        </draw:connector>
        <draw:connector draw:style-name="gr8" draw:text-style-name="P2" draw:layer="layout" draw:line-skew="0.014cm" svg:x1="4.617cm" svg:y1="10.424cm" svg:x2="3.599cm" svg:y2="15.743cm" draw:start-shape="id2" draw:start-glue-point="2" draw:end-shape="id5" draw:end-glue-point="0" svg:d="M4617 10424v2673h-1018v2646" svg:viewBox="0 0 1019 5320">
          <text:p/>
        </draw:connector>
        <draw:connector draw:style-name="gr8" draw:text-style-name="P2" draw:layer="layout" svg:x1="18.125cm" svg:y1="12.62cm" svg:x2="12.316cm" svg:y2="14.949cm" draw:start-shape="id3" draw:start-glue-point="2" draw:end-shape="id6" draw:end-glue-point="0" svg:d="M18125 12620v1164h-5809v1165" svg:viewBox="0 0 5810 2330">
          <text:p/>
        </draw:connector>
        <draw:custom-shape draw:style-name="gr5" draw:text-style-name="P3" xml:id="id4" draw:id="id4" draw:layer="layout" svg:width="7.116cm" svg:height="2.381cm" svg:x="3.97cm" svg:y="20.346cm">
          <text:p text:style-name="P1"><text:span text:style-name="T1">Page 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3.228cm" svg:height="1.931cm" svg:x="7.965cm" svg:y="8.783cm">
          <text:p text:style-name="P1"><text:span text:style-name="T1">P-B 1</text:span></text:p>
          <text:p text:style-name="P1"><text:span text:style-name="T1">M/&lt;name&gt;#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3.228cm" svg:height="1.931cm" svg:x="12.093cm" svg:y="9.604cm">
          <text:p text:style-name="P1"><text:span text:style-name="T1">P-B 2</text:span></text:p>
          <text:p text:style-name="P1"><text:span text:style-name="T1">M/&lt;name&gt;#1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line-skew="-0.198cm" svg:x1="6.138cm" svg:y1="5.529cm" svg:x2="9.579cm" svg:y2="8.783cm" draw:start-shape="id1" draw:start-glue-point="2" draw:end-shape="id7" svg:d="M6138 5529v1429h3441v1825" svg:viewBox="0 0 3442 3255">
          <text:p/>
        </draw:connector>
        <draw:connector draw:style-name="gr9" draw:text-style-name="P2" draw:layer="layout" draw:line-skew="-0.608cm" svg:x1="6.138cm" svg:y1="5.529cm" svg:x2="13.707cm" svg:y2="9.604cm" draw:start-shape="id1" draw:start-glue-point="2" draw:end-shape="id8" draw:end-glue-point="0" svg:d="M6138 5529v1429h7569v2646" svg:viewBox="0 0 7570 4076">
          <text:p/>
        </draw:connector>
        <draw:connector draw:style-name="gr8" draw:text-style-name="P2" draw:layer="layout" draw:line-skew="-0.131cm" svg:x1="9.579cm" svg:y1="10.714cm" svg:x2="3.599cm" svg:y2="15.743cm" draw:start-shape="id7" draw:start-glue-point="2" draw:end-shape="id5" draw:end-glue-point="0" svg:d="M9579 10714v2383h-5980v2646" svg:viewBox="0 0 5981 5030">
          <text:p/>
        </draw:connector>
        <draw:connector draw:style-name="gr8" draw:text-style-name="P2" draw:layer="layout" draw:line-skew="-0.541cm" svg:x1="13.707cm" svg:y1="11.535cm" svg:x2="3.599cm" svg:y2="15.743cm" draw:start-shape="id8" draw:start-glue-point="2" draw:end-shape="id5" draw:end-glue-point="0" svg:d="M13707 11535v1562h-10108v2646" svg:viewBox="0 0 10109 4209">
          <text:p/>
        </draw:connector>
        <draw:custom-shape draw:style-name="gr10" draw:text-style-name="P4" draw:layer="layout" svg:width="2.381cm" svg:height="0.74cm" svg:x="6.685cm" svg:y="11.525cm">
          <text:p text:style-name="P1"><text:span text:style-name="T1">&lt;name&gt;#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14cm" svg:height="0.767cm" svg:x="1.605cm" svg:y="11.033cm">
          <text:p text:style-name="P1"><text:span text:style-name="T1">&lt;name&gt;#0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381cm" svg:height="0.74cm" svg:x="10.901cm" svg:y="12.013cm">
          <text:p text:style-name="P1"><text:span text:style-name="T1">&lt;name&gt;#2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375cm" svg:height="1.852cm" svg:x="14.816cm" svg:y="16.642cm">
          <text:p text:style-name="P5"><text:span text:style-name="T1">#2 </text:span><text:span text:style-name="T1">because</text:span></text:p>
          <text:p text:style-name="P5"><text:span text:style-name="T1"><text:s/></text:span><text:span text:style-name="T1">it links to </text:span><text:span text:style-name="T1">P-B 2</text:span></text:p>
          <draw:enhanced-geometry svg:viewBox="0 0 21600 21600" draw:mirror-horizontal="true" draw:type="line-callout-1" draw:modifiers="-7185.07109004739 -46568.8073394496 -1599.52606635071 6457.852131678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6" draw:layer="layout" svg:width="3.109cm" svg:height="1.482cm" svg:x="14.803cm" svg:y="20.32cm">
          <text:p text:style-name="P5"><text:span text:style-name="T1">#3 because</text:span></text:p>
          <text:p text:style-name="P5"><text:span text:style-name="T1">it links to P-B 3</text:span></text:p>
          <draw:enhanced-geometry svg:viewBox="0 0 21600 21600" draw:mirror-horizontal="false" draw:type="line-callout-1" draw:modifiers="-11473.6977491961 -52798.3816587997 -1736.33440514469 8069.049224544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Wilke</meta:initial-creator>
    <meta:creation-date>2017-01-08T18:55:29.491331314</meta:creation-date>
    <dc:date>2017-01-09T03:29:15.484597913</dc:date>
    <dc:creator>Alexis Wilke</dc:creator>
    <meta:editing-duration>PT8H13M7S</meta:editing-duration>
    <meta:editing-cycles>3</meta:editing-cycles>
    <meta:generator>LibreOffice/5.1.4.2$Linux_X86_64 LibreOffice_project/10m0$Build-2</meta:generator>
    <meta:document-statistic meta:object-count="24"/>
  </office:meta>
</office:document-meta>
</file>